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8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13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501cm" fo:min-width="1.253cm" fo:padding-top="0.166cm" fo:padding-bottom="0.166cm" fo:padding-left="0.291cm" fo:padding-right="0.291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svg:stroke-color="#333333" draw:fill-color="#ff0000" draw:textarea-horizontal-align="justify" draw:textarea-vertical-align="middle" draw:auto-grow-height="false" fo:min-height="1.583cm" fo:min-width="1.333cm"/>
    </style:style>
    <style:style style:name="gr19" style:family="graphic" style:parent-style-name="standard">
      <style:graphic-properties svg:stroke-color="#000000" draw:fill-color="#ff0000" draw:textarea-vertical-align="middle"/>
    </style:style>
    <style:style style:name="gr20" style:family="graphic" style:parent-style-name="standard">
      <style:graphic-properties svg:stroke-width="0.053cm" svg:stroke-color="#800080" draw:marker-start-width="0.279cm" draw:marker-end-width="0.279cm" draw:fill="none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ff8000" draw:marker-start-width="0.279cm" draw:marker-end-width="0.279cm" draw:fill="none" draw:fill-color="#ffffff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80008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Courier New" fo:font-size="10pt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style:text-properties fo:color="#000000" loext:opacity="100%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0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0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4.031cm" svg:x="15.25cm" svg:y="2.719cm">
          <draw:text-box>
            <text:p><text:span text:style-name="T1">0</text:span><text:span text:style-name="T2">6A3</text:span></text:p>
            <text:p><text:span text:style-name="T2">+90B</text:span></text:p>
            <text:p><text:span text:style-name="T2">13B2</text:span></text:p>
          </draw:text-box>
        </draw:frame>
        <draw:line draw:style-name="gr5" draw:text-style-name="P5" draw:layer="layout" svg:x1="15.5cm" svg:y1="4.75cm" svg:x2="17.75cm" svg:y2="4.75cm">
          <text:p/>
        </draw:line>
        <draw:frame draw:style-name="gr6" draw:text-style-name="P6" draw:layer="layout" svg:width="2cm" svg:height="0.797cm" svg:x="17.75cm" svg:y="4.5cm">
          <draw:text-box>
            <text:p><text:span text:style-name="T3">twelve</text:span></text:p>
          </draw:text-box>
        </draw:frame>
        <draw:custom-shape draw:style-name="gr1" draw:text-style-name="P1" draw:layer="layout" svg:width="1.75cm" svg:height="2cm" svg:x="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8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8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6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1.2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0.5cm" svg:height="0.806cm" svg:x="16.5cm" svg:y="2.25cm">
          <draw:text-box>
            <text:p text:style-name="P7"><text:span text:style-name="T4">1</text:span></text:p>
          </draw:text-box>
        </draw:frame>
        <draw:frame draw:style-name="gr7" draw:text-style-name="P9" draw:layer="layout" svg:width="0.5cm" svg:height="0.962cm" svg:x="16.5cm" svg:y="2.5cm">
          <draw:text-box>
            <text:p>1</text:p>
          </draw:text-box>
        </draw:frame>
        <draw:frame draw:style-name="gr8" draw:text-style-name="P11" draw:layer="layout" svg:width="0.75cm" svg:height="0.806cm" svg:x="16.5cm" svg:y="2.25cm">
          <draw:text-box>
            <text:p text:style-name="P10"><text:span text:style-name="T5">1</text:span></text:p>
          </draw:text-box>
        </draw:frame>
        <draw:path draw:style-name="gr9" draw:text-style-name="P5" draw:layer="layout" svg:width="5.846cm" svg:height="10.881cm" draw:transform="skewX (5.85465766130575E-017) rotate (-2.72166643555996) translate (14.6937456554049cm 11.1042446329113cm)" svg:viewBox="0 0 5847 10882" svg:d="M1174 10869c239 60 456-106 604-271 154-171 120-407 195-608 65-171 102-353 159-529 63-195 181-377 203-585 23-223 205-346 285-549 77-198 204-372 322-552 118-177 239-355 340-544 124-233 253-466 356-710 89-208 217-388 305-597 73-173 140-350 262-501 149-184 250-403 368-609 126-219 218-457 309-692 79-201 178-398 267-596 81-182 145-376 244-548 133-231 105-499 197-743 79-207 70-439 137-653 74-232 192-506 62-745-115-211-329-315-509-460-165-131-372-217-580-258-198-40-409-192-603-77-170 100-324 233-458 376-122 132-240 263-312 440-76 186 24 356-103 533-109 152-122 347-159 529-39 194-105 367-149 551-48 198-132 389-268 556-111 136-184 301-232 477-52 192-134 377-212 561-116 275-108 588-231 863-85 191-104 405-171 600-70 201-155 397-211 601-65 238-99 483-166 718-68 240-131 482-222 713-90 230-210 456-253 698-40 221-178 391-332 527-145 128-193 317-320 457-133 146-218 335-253 524-34 186-118 425 95 564 151 98 343 94 476 232 124 129 273 245 448 297l173-1z">
          <text:p/>
        </draw:path>
        <draw:custom-shape draw:style-name="gr2" draw:text-style-name="P2" draw:layer="layout" svg:width="0.25cm" svg:height="2cm" svg:x="8.2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2cm" svg:y1="17cm" svg:x2="14.25cm" svg:y2="17cm">
          <text:p/>
        </draw:line>
        <draw:line draw:style-name="gr11" draw:text-style-name="P5" draw:layer="layout" svg:x1="9cm" svg:y1="12.75cm" svg:x2="8.5cm" svg:y2="17.5cm">
          <text:p/>
        </draw:line>
        <draw:custom-shape draw:style-name="gr3" draw:text-style-name="P3" draw:layer="layout" svg:width="0.5cm" svg:height="0.5cm" svg:x="10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75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5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5.7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2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.7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" draw:text-style-name="P5" draw:layer="layout" svg:width="1.691cm" svg:height="2.751cm" draw:transform="rotate (-2.72690242331594) translate (9.75191399855109cm 19.6004851076773cm)" svg:viewBox="0 0 1692 2752" svg:d="M312 2743c224 51 392-135 566-233 177-100 232-294 317-457 93-179 133-378 209-564 96-235 158-484 225-730 51-185 87-381 43-578-64-279-387-160-559-131-246 42-432 200-616 346-160 129-183 321-236 494-60 201-82 412-136 615-46 174-76 353-116 526-51 225 123 399 233 566l94 137z">
          <text:p/>
        </draw:path>
        <draw:g>
          <draw:line draw:style-name="gr12" draw:text-style-name="P5" draw:layer="layout" svg:x1="3.149cm" svg:y1="20.5cm" svg:x2="3.149cm" svg:y2="18.664cm">
            <text:p/>
          </draw:line>
          <draw:line draw:style-name="gr12" draw:text-style-name="P5" draw:layer="layout" svg:x1="2.966cm" svg:y1="20.5cm" svg:x2="2.966cm" svg:y2="18.664cm">
            <text:p/>
          </draw:line>
          <draw:line draw:style-name="gr12" draw:text-style-name="P5" draw:layer="layout" svg:x1="2.783cm" svg:y1="20.5cm" svg:x2="2.783cm" svg:y2="18.664cm">
            <text:p/>
          </draw:line>
          <draw:line draw:style-name="gr12" draw:text-style-name="P5" draw:layer="layout" svg:x1="2.599cm" svg:y1="20.5cm" svg:x2="2.599cm" svg:y2="18.664cm">
            <text:p/>
          </draw:line>
          <draw:line draw:style-name="gr12" draw:text-style-name="P5" draw:layer="layout" svg:x1="2.416cm" svg:y1="20.5cm" svg:x2="2.416cm" svg:y2="18.664cm">
            <text:p/>
          </draw:line>
          <draw:line draw:style-name="gr12" draw:text-style-name="P5" draw:layer="layout" svg:x1="2.233cm" svg:y1="20.5cm" svg:x2="2.233cm" svg:y2="18.664cm">
            <text:p/>
          </draw:line>
          <draw:line draw:style-name="gr12" draw:text-style-name="P5" draw:layer="layout" svg:x1="2.05cm" svg:y1="20.5cm" svg:x2="2.05cm" svg:y2="18.664cm">
            <text:p/>
          </draw:line>
          <draw:line draw:style-name="gr12" draw:text-style-name="P5" draw:layer="layout" svg:x1="1.867cm" svg:y1="20.5cm" svg:x2="1.867cm" svg:y2="18.664cm">
            <text:p/>
          </draw:line>
          <draw:line draw:style-name="gr12" draw:text-style-name="P5" draw:layer="layout" svg:x1="1.683cm" svg:y1="20.5cm" svg:x2="1.683cm" svg:y2="18.664cm">
            <text:p/>
          </draw:line>
          <draw:line draw:style-name="gr12" draw:text-style-name="P5" draw:layer="layout" svg:x1="3.333cm" svg:y1="18.848cm" svg:x2="1.5cm" svg:y2="18.848cm">
            <text:p/>
          </draw:line>
          <draw:line draw:style-name="gr12" draw:text-style-name="P5" draw:layer="layout" svg:x1="3.333cm" svg:y1="19.032cm" svg:x2="1.5cm" svg:y2="19.032cm">
            <text:p/>
          </draw:line>
          <draw:line draw:style-name="gr12" draw:text-style-name="P5" draw:layer="layout" svg:x1="3.333cm" svg:y1="19.215cm" svg:x2="1.5cm" svg:y2="19.215cm">
            <text:p/>
          </draw:line>
          <draw:line draw:style-name="gr12" draw:text-style-name="P5" draw:layer="layout" svg:x1="3.333cm" svg:y1="19.399cm" svg:x2="1.5cm" svg:y2="19.399cm">
            <text:p/>
          </draw:line>
          <draw:line draw:style-name="gr12" draw:text-style-name="P5" draw:layer="layout" svg:x1="3.333cm" svg:y1="19.583cm" svg:x2="1.5cm" svg:y2="19.583cm">
            <text:p/>
          </draw:line>
          <draw:line draw:style-name="gr12" draw:text-style-name="P5" draw:layer="layout" svg:x1="3.333cm" svg:y1="19.767cm" svg:x2="1.5cm" svg:y2="19.767cm">
            <text:p/>
          </draw:line>
          <draw:line draw:style-name="gr12" draw:text-style-name="P5" draw:layer="layout" svg:x1="3.333cm" svg:y1="19.95cm" svg:x2="1.5cm" svg:y2="19.95cm">
            <text:p/>
          </draw:line>
          <draw:line draw:style-name="gr12" draw:text-style-name="P5" draw:layer="layout" svg:x1="3.333cm" svg:y1="20.133cm" svg:x2="1.5cm" svg:y2="20.133cm">
            <text:p/>
          </draw:line>
          <draw:line draw:style-name="gr12" draw:text-style-name="P5" draw:layer="layout" svg:x1="3.333cm" svg:y1="20.317cm" svg:x2="1.5cm" svg:y2="20.317cm">
            <text:p/>
          </draw:line>
          <draw:custom-shape draw:style-name="gr13" draw:text-style-name="P12" draw:layer="layout" svg:width="1.835cm" svg:height="1.833cm" draw:transform="rotate (1.5707963267949) translate (1.5cm 20.499cm)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5" draw:layer="layout" svg:x1="1.5cm" svg:y1="18.667cm" svg:x2="2.111cm" svg:y2="17.75cm">
          <text:p/>
        </draw:line>
        <draw:line draw:style-name="gr15" draw:text-style-name="P5" draw:layer="layout" svg:x1="3.333cm" svg:y1="18.667cm" svg:x2="3.944cm" svg:y2="17.75cm">
          <text:p/>
        </draw:line>
        <draw:line draw:style-name="gr16" draw:text-style-name="P5" draw:layer="layout" svg:x1="3.333cm" svg:y1="20.5cm" svg:x2="3.944cm" svg:y2="19.583cm">
          <text:p/>
        </draw:line>
        <draw:line draw:style-name="gr15" draw:text-style-name="P5" draw:layer="layout" svg:x1="3.944cm" svg:y1="17.75cm" svg:x2="3.944cm" svg:y2="19.583cm">
          <text:p/>
        </draw:line>
        <draw:line draw:style-name="gr15" draw:text-style-name="P5" draw:layer="layout" svg:x1="2.111cm" svg:y1="17.75cm" svg:x2="3.944cm" svg:y2="17.75cm">
          <text:p/>
        </draw:line>
        <draw:line draw:style-name="gr17" draw:text-style-name="P5" draw:layer="layout" svg:x1="1.5cm" svg:y1="18.667cm" svg:x2="2.111cm" svg:y2="17.75cm">
          <text:p/>
        </draw:line>
        <draw:line draw:style-name="gr14" draw:text-style-name="P5" draw:layer="layout" svg:x1="1.683cm" svg:y1="18.667cm" svg:x2="2.294cm" svg:y2="17.75cm">
          <text:p/>
        </draw:line>
        <draw:line draw:style-name="gr14" draw:text-style-name="P5" draw:layer="layout" svg:x1="1.867cm" svg:y1="18.667cm" svg:x2="2.478cm" svg:y2="17.75cm">
          <text:p/>
        </draw:line>
        <draw:line draw:style-name="gr14" draw:text-style-name="P5" draw:layer="layout" svg:x1="2.05cm" svg:y1="18.667cm" svg:x2="2.661cm" svg:y2="17.75cm">
          <text:p/>
        </draw:line>
        <draw:line draw:style-name="gr14" draw:text-style-name="P5" draw:layer="layout" svg:x1="2.233cm" svg:y1="18.667cm" svg:x2="2.844cm" svg:y2="17.75cm">
          <text:p/>
        </draw:line>
        <draw:line draw:style-name="gr14" draw:text-style-name="P5" draw:layer="layout" svg:x1="2.417cm" svg:y1="18.667cm" svg:x2="3.028cm" svg:y2="17.75cm">
          <text:p/>
        </draw:line>
        <draw:line draw:style-name="gr14" draw:text-style-name="P5" draw:layer="layout" svg:x1="2.6cm" svg:y1="18.667cm" svg:x2="3.211cm" svg:y2="17.75cm">
          <text:p/>
        </draw:line>
        <draw:line draw:style-name="gr14" draw:text-style-name="P5" draw:layer="layout" svg:x1="2.783cm" svg:y1="18.667cm" svg:x2="3.394cm" svg:y2="17.75cm">
          <text:p/>
        </draw:line>
        <draw:line draw:style-name="gr14" draw:text-style-name="P5" draw:layer="layout" svg:x1="2.967cm" svg:y1="18.667cm" svg:x2="3.578cm" svg:y2="17.75cm">
          <text:p/>
        </draw:line>
        <draw:line draw:style-name="gr14" draw:text-style-name="P5" draw:layer="layout" svg:x1="3.181cm" svg:y1="18.667cm" svg:x2="3.792cm" svg:y2="17.75cm">
          <text:p/>
        </draw:line>
        <draw:line draw:style-name="gr14" draw:text-style-name="P5" draw:layer="layout" svg:x1="3.333cm" svg:y1="18.85cm" svg:x2="3.944cm" svg:y2="17.933cm">
          <text:p/>
        </draw:line>
        <draw:line draw:style-name="gr14" draw:text-style-name="P5" draw:layer="layout" svg:x1="3.333cm" svg:y1="19.034cm" svg:x2="3.944cm" svg:y2="18.117cm">
          <text:p/>
        </draw:line>
        <draw:line draw:style-name="gr14" draw:text-style-name="P5" draw:layer="layout" svg:x1="3.333cm" svg:y1="19.217cm" svg:x2="3.944cm" svg:y2="18.3cm">
          <text:p/>
        </draw:line>
        <draw:line draw:style-name="gr14" draw:text-style-name="P5" draw:layer="layout" svg:x1="3.333cm" svg:y1="19.4cm" svg:x2="3.944cm" svg:y2="18.483cm">
          <text:p/>
        </draw:line>
        <draw:line draw:style-name="gr14" draw:text-style-name="P5" draw:layer="layout" svg:x1="3.333cm" svg:y1="19.584cm" svg:x2="3.944cm" svg:y2="18.667cm">
          <text:p/>
        </draw:line>
        <draw:line draw:style-name="gr14" draw:text-style-name="P5" draw:layer="layout" svg:x1="3.333cm" svg:y1="19.767cm" svg:x2="3.944cm" svg:y2="18.85cm">
          <text:p/>
        </draw:line>
        <draw:line draw:style-name="gr14" draw:text-style-name="P5" draw:layer="layout" svg:x1="3.333cm" svg:y1="19.95cm" svg:x2="3.944cm" svg:y2="19.033cm">
          <text:p/>
        </draw:line>
        <draw:line draw:style-name="gr14" draw:text-style-name="P5" draw:layer="layout" svg:x1="3.333cm" svg:y1="20.134cm" svg:x2="3.944cm" svg:y2="19.217cm">
          <text:p/>
        </draw:line>
        <draw:line draw:style-name="gr14" draw:text-style-name="P5" draw:layer="layout" svg:x1="3.333cm" svg:y1="20.317cm" svg:x2="3.944cm" svg:y2="19.4cm">
          <text:p/>
        </draw:line>
        <draw:line draw:style-name="gr14" draw:text-style-name="P5" draw:layer="layout" svg:x1="1.806cm" svg:y1="18.208cm" svg:x2="3.639cm" svg:y2="18.208cm">
          <text:p/>
        </draw:line>
        <draw:line draw:style-name="gr14" draw:text-style-name="P5" draw:layer="layout" svg:x1="1.867cm" svg:y1="18.117cm" svg:x2="3.7cm" svg:y2="18.117cm">
          <text:p/>
        </draw:line>
        <draw:line draw:style-name="gr14" draw:text-style-name="P5" draw:layer="layout" svg:x1="1.928cm" svg:y1="18.025cm" svg:x2="3.761cm" svg:y2="18.025cm">
          <text:p/>
        </draw:line>
        <draw:line draw:style-name="gr14" draw:text-style-name="P5" draw:layer="layout" svg:x1="1.989cm" svg:y1="17.933cm" svg:x2="3.822cm" svg:y2="17.933cm">
          <text:p/>
        </draw:line>
        <draw:line draw:style-name="gr14" draw:text-style-name="P5" draw:layer="layout" svg:x1="2.05cm" svg:y1="17.842cm" svg:x2="3.883cm" svg:y2="17.842cm">
          <text:p/>
        </draw:line>
        <draw:line draw:style-name="gr14" draw:text-style-name="P5" draw:layer="layout" svg:x1="1.744cm" svg:y1="18.3cm" svg:x2="3.577cm" svg:y2="18.3cm">
          <text:p/>
        </draw:line>
        <draw:line draw:style-name="gr14" draw:text-style-name="P5" draw:layer="layout" svg:x1="1.683cm" svg:y1="18.392cm" svg:x2="3.516cm" svg:y2="18.392cm">
          <text:p/>
        </draw:line>
        <draw:line draw:style-name="gr14" draw:text-style-name="P5" draw:layer="layout" svg:x1="1.622cm" svg:y1="18.483cm" svg:x2="3.455cm" svg:y2="18.483cm">
          <text:p/>
        </draw:line>
        <draw:line draw:style-name="gr14" draw:text-style-name="P5" draw:layer="layout" svg:x1="1.561cm" svg:y1="18.575cm" svg:x2="3.394cm" svg:y2="18.575cm">
          <text:p/>
        </draw:line>
        <draw:line draw:style-name="gr14" draw:text-style-name="P5" draw:layer="layout" svg:x1="3.639cm" svg:y1="18.208cm" svg:x2="3.639cm" svg:y2="20.041cm">
          <text:p/>
        </draw:line>
        <draw:line draw:style-name="gr14" draw:text-style-name="P5" draw:layer="layout" svg:x1="3.578cm" svg:y1="18.3cm" svg:x2="3.578cm" svg:y2="20.133cm">
          <text:p/>
        </draw:line>
        <draw:line draw:style-name="gr14" draw:text-style-name="P5" draw:layer="layout" svg:x1="3.517cm" svg:y1="18.392cm" svg:x2="3.517cm" svg:y2="20.225cm">
          <text:p/>
        </draw:line>
        <draw:line draw:style-name="gr14" draw:text-style-name="P5" draw:layer="layout" svg:x1="3.456cm" svg:y1="18.483cm" svg:x2="3.456cm" svg:y2="20.316cm">
          <text:p/>
        </draw:line>
        <draw:line draw:style-name="gr14" draw:text-style-name="P5" draw:layer="layout" svg:x1="3.394cm" svg:y1="18.575cm" svg:x2="3.394cm" svg:y2="20.408cm">
          <text:p/>
        </draw:line>
        <draw:line draw:style-name="gr14" draw:text-style-name="P5" draw:layer="layout" svg:x1="3.7cm" svg:y1="18.117cm" svg:x2="3.7cm" svg:y2="19.95cm">
          <text:p/>
        </draw:line>
        <draw:line draw:style-name="gr14" draw:text-style-name="P5" draw:layer="layout" svg:x1="3.761cm" svg:y1="18.025cm" svg:x2="3.761cm" svg:y2="19.858cm">
          <text:p/>
        </draw:line>
        <draw:line draw:style-name="gr14" draw:text-style-name="P5" draw:layer="layout" svg:x1="3.822cm" svg:y1="17.933cm" svg:x2="3.822cm" svg:y2="19.766cm">
          <text:p/>
        </draw:line>
        <draw:line draw:style-name="gr14" draw:text-style-name="P5" draw:layer="layout" svg:x1="3.883cm" svg:y1="17.842cm" svg:x2="3.883cm" svg:y2="19.675cm">
          <text:p/>
        </draw:line>
        <draw:custom-shape draw:style-name="gr18" draw:text-style-name="P13" draw:layer="layout" svg:width="1.833cm" svg:height="1.833cm" svg:x="1.5cm" svg:y="18.667cm">
          <text:p/>
          <draw:enhanced-geometry svg:viewBox="0 0 21600 21600" draw:type="rectangle" draw:enhanced-path="M 0 0 L 21600 0 21600 21600 0 21600 0 0 Z N"/>
        </draw:custom-shape>
        <draw:polygon draw:style-name="gr19" draw:text-style-name="P13" draw:layer="layout" svg:width="2.443cm" svg:height="0.916cm" svg:x="1.5cm" svg:y="17.75cm" svg:viewBox="0 0 2444 917" draw:points="0,917 611,0 2444,0 1833,917">
          <text:p/>
        </draw:polygon>
        <draw:polygon draw:style-name="gr19" draw:text-style-name="P13" draw:layer="layout" svg:width="0.61cm" svg:height="2.749cm" svg:x="3.333cm" svg:y="17.75cm" svg:viewBox="0 0 611 2750" draw:points="0,917 0,2750 611,1833 611,0">
          <text:p/>
        </draw:polygon>
        <draw:custom-shape draw:style-name="gr1" draw:text-style-name="P1" draw:layer="layout" svg:width="1.75cm" svg:height="2cm" svg:x="1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3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1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1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3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1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5.5cm" svg:y="2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cm" svg:height="1cm" svg:x="15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75cm" svg:height="0.75cm" svg:x="16.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5" draw:layer="layout" svg:width="4.955cm" svg:height="15.569cm" draw:transform="rotate (-3.14159265358979) translate (6.03975330522624cm 16.884522425021cm)" svg:viewBox="0 0 4956 15570" svg:d="M2898 15506c342 0 685 2 1026 0 391-4 507-439 545-770 44-382 101-743 192-1122 85-355 70-727 97-1091 27-373 62-749 96-1122 30-342 71-683 96-1026 25-364-40-728-64-1091-27-394-74-789-64-1186 9-362 0-727 0-1091 0-363-32-728 0-1090 32-364 23-727 32-1091 8-372 1-749 0-1122-1-347-78-681-128-1026-49-336-98-662-161-995-62-328-198-656-128-994 92-444-385-639-706-673-329-35-662 0-994 0-340 0-685-4-1026 0-342 4-688-33-1026 32-341 65-618 423-546 802 62 326-22 664 33 994 54 327 71 671 0 994-74 336 41 661 0 994s52 659 32 994c-21 330-14 665 0 995 13 334-113 666-65 994 58 398-189 668-128 1058 56 359-42 731 0 1091 39 336 29 654 96 994 64 324-12 664 0 994 11 332 98 662 65 994-34 333-87 660-129 994-41 328-5 664 0 994 5 322-17 644 32 963 64 424 533 546 898 513 330-30 663 7 995 32 333 25 682-10 994 128h32z">
          <text:p/>
        </draw:path>
        <draw:path draw:style-name="gr22" draw:text-style-name="P5" draw:layer="layout" svg:width="3.967cm" svg:height="3.934cm" draw:transform="rotate (-3.14159265358979) translate (4.94449107006708cm 21.1856866232487cm)" svg:viewBox="0 0 3968 3935" svg:d="M2667 3868c344 13 768 16 963-353 165-310 293-646 320-994 27-339 20-685 0-1026-19-345 75-698-160-1026-256-358-658-403-1026-449-328-41-664-7-995 0-360 6-740 96-994 417-257 325-519 647-673 1026-126 314-134 681-32 994 125 383 335 749 641 1026 269 242 602 483 994 449 331-29 666 25 995-32l192-96">
          <text:p/>
        </draw:path>
        <draw:line draw:style-name="gr23" draw:text-style-name="P5" draw:layer="layout" svg:x1="3.25cm" svg:y1="16.75cm" svg:x2="3cm" svg:y2="17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8-02T11:45:56.126000000</dc:date>
    <meta:editing-duration>P4DT12H31S</meta:editing-duration>
    <meta:editing-cycles>15</meta:editing-cycles>
    <meta:generator>LibreOffice/7.2.7.2$Windows_X86_64 LibreOffice_project/8d71d29d553c0f7dcbfa38fbfda25ee34cce99a2</meta:generator>
    <meta:document-statistic meta:object-count="155"/>
  </office:meta>
</office:document-meta>
</file>